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2.429cm" style:rel-column-width="93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9" style:family="table-cell">
      <style:table-cell-properties fo:background-color="#0000ff" fo:padding="0.097cm" fo:border-left="0.05pt solid #000000" fo:border-right="none" fo:border-top="none" fo:border-bottom="0.05pt solid #000000">
        <style:background-image/>
      </style:table-cell-properties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13" style:family="table-cell">
      <style:table-cell-properties fo:background-color="#3333ff" fo:padding="0.097cm" fo:border-left="0.05pt solid #000000" fo:border-right="none" fo:border-top="none" fo:border-bottom="0.05pt solid #000000">
        <style:background-image/>
      </style:table-cell-properties>
    </style:style>
    <style:style style:name="Table3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4079" officeooo:paragraph-rsid="001c4079"/>
    </style:style>
    <style:style style:name="P2" style:family="paragraph" style:parent-style-name="Standard">
      <style:text-properties officeooo:rsid="001c4079" officeooo:paragraph-rsid="001e02a0"/>
    </style:style>
    <style:style style:name="P3" style:family="paragraph" style:parent-style-name="Standard">
      <style:text-properties officeooo:rsid="001c4079" officeooo:paragraph-rsid="001f5299"/>
    </style:style>
    <style:style style:name="P4" style:family="paragraph" style:parent-style-name="Standard">
      <style:text-properties officeooo:rsid="001c4079" officeooo:paragraph-rsid="00201e32"/>
    </style:style>
    <style:style style:name="P5" style:family="paragraph" style:parent-style-name="Standard">
      <style:text-properties officeooo:rsid="001e02a0" officeooo:paragraph-rsid="001e02a0"/>
    </style:style>
    <style:style style:name="P6" style:family="paragraph" style:parent-style-name="Standard">
      <style:text-properties officeooo:rsid="001f5299" officeooo:paragraph-rsid="001f5299"/>
    </style:style>
    <style:style style:name="P7" style:family="paragraph" style:parent-style-name="Standard">
      <style:text-properties officeooo:rsid="00201e32" officeooo:paragraph-rsid="00201e32"/>
    </style:style>
    <style:style style:name="P8" style:family="paragraph" style:parent-style-name="Standard">
      <style:paragraph-properties fo:break-before="page"/>
      <style:text-properties officeooo:rsid="00201e32" officeooo:paragraph-rsid="00201e32"/>
    </style:style>
    <style:style style:name="P9" style:family="paragraph" style:parent-style-name="Table_20_Contents">
      <style:text-properties officeooo:rsid="00201e32" officeooo:paragraph-rsid="00201e32"/>
    </style:style>
    <style:style style:name="P10" style:family="paragraph" style:parent-style-name="Table_20_Contents">
      <style:text-properties fo:background-color="#ffff00"/>
    </style:style>
    <style:style style:name="P11" style:family="paragraph" style:parent-style-name="Table_20_Contents">
      <style:text-properties officeooo:paragraph-rsid="00201e32" fo:background-color="#ffff00"/>
    </style:style>
    <style:style style:name="P12" style:family="paragraph" style:parent-style-name="Table_20_Contents">
      <style:text-properties officeooo:paragraph-rsid="00201e32"/>
    </style:style>
    <style:style style:name="T1" style:family="text">
      <style:text-properties officeooo:rsid="001e02a0"/>
    </style:style>
    <style:style style:name="T2" style:family="text">
      <style:text-properties officeooo:rsid="001f5299"/>
    </style:style>
    <style:style style:name="T3" style:family="text">
      <style:text-properties officeooo:rsid="00201e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hodes d'optimisation d'emploi du temps</text:p>
      <text:p text:style-name="P1"/>
      <text:p text:style-name="P1">Modélisation du problème :</text:p>
      <text:p text:style-name="P1"/>
      <text:p text:style-name="P1">Méthodes :</text:p>
      <text:p text:style-name="P7"><text:a xlink:type="simple" xlink:href="http://www.emn.fr/z-info/jussien/publications/gueret-LNCS96.pdf" text:style-name="Internet_20_link" text:visited-style-name="Visited_20_Internet_20_Link">http://www.emn.fr/z-info/jussien/publications/gueret-LNCS96.pdf</text:a></text:p>
      <text:p text:style-name="P1">Programmation par Contraintes</text:p>
      <text:p text:style-name="P4"><text:tab/><text:a xlink:type="simple" xlink:href="http://www.emn.fr/z-info/jussien/publications/cambazard-PATAT04.pdf" text:style-name="Internet_20_link" text:visited-style-name="Visited_20_Internet_20_Link"><text:span text:style-name="T3">http://www.emn.fr/z-info/jussien/publications/cambazard-PATAT04.pdf</text:span></text:a></text:p>
      <text:p text:style-name="P1">Programmation Linéaire <text:span text:style-name="T2">(Simplex)</text:span></text:p>
      <text:p text:style-name="P2"><text:tab/><text:a xlink:type="simple" xlink:href="http://www.swi-prolog.org/pldoc/man?section=simplex" text:style-name="Internet_20_link" text:visited-style-name="Visited_20_Internet_20_Link"><text:span text:style-name="T1">http://www.swi-prolog.org/pldoc/man?section=simplex</text:span></text:a></text:p>
      <text:p text:style-name="P2"><text:tab/><text:a xlink:type="simple" xlink:href="http://www.swi-prolog.org/pldoc/man?section=summary-lib-clp-simplex" text:style-name="Internet_20_link" text:visited-style-name="Visited_20_Internet_20_Link"><text:span text:style-name="T1">http://www.swi-prolog.org/pldoc/man?section=summary-lib-clp-simplex</text:span></text:a></text:p>
      <text:p text:style-name="P1">Algorithmique génétique</text:p>
      <text:p text:style-name="P1"><text:tab/><text:a xlink:type="simple" xlink:href="http://www.codeproject.com/Articles/23111/Making-a-Class-Schedule-Using-a-Genetic-Algorithm" text:style-name="Internet_20_link" text:visited-style-name="Visited_20_Internet_20_Link">http://www.codeproject.com/Articles/23111/Making-a-Class-Schedule-Using-a-Genetic-Algorithm</text:a></text:p>
      <text:p text:style-name="P1"/>
      <text:p text:style-name="P3">Technologies : </text:p>
      <text:p text:style-name="P3">Prolog : library <text:span text:style-name="T1">(</text:span>clpfd<text:span text:style-name="T1">)</text:span> Constraint Logic Programming over Finite Domains</text:p>
      <text:p text:style-name="P3"><text:span text:style-name="T2">(</text:span>Prolog : library <text:span text:style-name="T1">(clpqr)</text:span> Constraint Logic Programming over <text:span text:style-name="T2">Rationnals and Reals)</text:span></text:p>
      <text:p text:style-name="P5">Prolog : library (simplex) Solve linear programming problems</text:p>
      <text:p text:style-name="P1"><text:span text:style-name="T3">Java : </text:span>JBoss OptaPlanner</text:p>
      <text:p text:style-name="P1"><text:span text:style-name="T3">Java : </text:span>Unitime</text:p>
      <text:p text:style-name="P6">Implémenter les algorithmes en PHP, Java, C++, C (algorithme génénitque)</text:p>
      <text:p text:style-name="P1"/>
      <text:p text:style-name="P5">Interfacce PHP – MySQL / Prolog : </text:p>
      <text:p text:style-name="P5"><text:tab/><text:a xlink:type="simple" xlink:href="http://www.j-paine.org/dobbs/prolog_from_php.html" text:style-name="Internet_20_link" text:visited-style-name="Visited_20_Internet_20_Link">http://www.j-paine.org/dobbs/prolog_from_php.html</text:a></text:p>
      <text:p text:style-name="P5"><text:tab/></text:p>
      <text:p text:style-name="P7"/>
      <text:p text:style-name="P8">Exemple : 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9">Amphi A</text:p>
          </table:table-cell>
          <table:table-cell table:style-name="Table1.A1" office:value-type="string">
            <text:p text:style-name="P9">Lundi</text:p>
          </table:table-cell>
          <table:table-cell table:style-name="Table1.A1" office:value-type="string">
            <text:p text:style-name="P9">Mardi</text:p>
          </table:table-cell>
          <table:table-cell table:style-name="Table1.A1" office:value-type="string">
            <text:p text:style-name="P9">Mercredi</text:p>
          </table:table-cell>
          <table:table-cell table:style-name="Table1.A1" office:value-type="string">
            <text:p text:style-name="P9">Jeudi</text:p>
          </table:table-cell>
          <table:table-cell table:style-name="Table1.A1" office:value-type="string">
            <text:p text:style-name="P9">Vendredi</text:p>
          </table:table-cell>
          <table:table-cell table:style-name="Table1.G1" office:value-type="string">
            <text:p text:style-name="P9">Samedi</text:p>
          </table:table-cell>
        </table:table-row>
        <table:table-row>
          <table:table-cell table:style-name="Table1.A2" office:value-type="string">
            <text:p text:style-name="P9">7:0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8:0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9:00</text:p>
          </table:table-cell>
          <table:table-cell table:style-name="Table1.E3" office:value-type="string">
            <text:p text:style-name="P11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10:00</text:p>
          </table:table-cell>
          <table:table-cell table:style-name="Table1.E3" office:value-type="string">
            <text:p text:style-name="P11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11:00</text:p>
          </table:table-cell>
          <table:table-cell table:style-name="Table1.E3" office:value-type="string">
            <text:p text:style-name="P11"/>
          </table:table-cell>
          <table:table-cell table:style-name="Table1.E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12:00</text:p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13:0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14:00</text:p>
          </table:table-cell>
          <table:table-cell table:style-name="Table1.E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15:00</text:p>
          </table:table-cell>
          <table:table-cell table:style-name="Table1.E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16:0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17:0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18:0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19:0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</table:table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9">Amphi B</text:p>
          </table:table-cell>
          <table:table-cell table:style-name="Table2.A1" office:value-type="string">
            <text:p text:style-name="P9">Lundi</text:p>
          </table:table-cell>
          <table:table-cell table:style-name="Table2.A1" office:value-type="string">
            <text:p text:style-name="P9">Mardi</text:p>
          </table:table-cell>
          <table:table-cell table:style-name="Table2.A1" office:value-type="string">
            <text:p text:style-name="P9">Mercredi</text:p>
          </table:table-cell>
          <table:table-cell table:style-name="Table2.A1" office:value-type="string">
            <text:p text:style-name="P9">Jeudi</text:p>
          </table:table-cell>
          <table:table-cell table:style-name="Table2.A1" office:value-type="string">
            <text:p text:style-name="P9">Vendredi</text:p>
          </table:table-cell>
          <table:table-cell table:style-name="Table2.G1" office:value-type="string">
            <text:p text:style-name="P9">Samedi</text:p>
          </table:table-cell>
        </table:table-row>
        <table:table-row>
          <table:table-cell table:style-name="Table2.A2" office:value-type="string">
            <text:p text:style-name="P9">7:00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G1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8:00</text:p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1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9:00</text:p>
          </table:table-cell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1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10:00</text:p>
          </table:table-cell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1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11:00</text:p>
          </table:table-cell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1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12:00</text:p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1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13:00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G1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14:00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G1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15:00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G1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16:00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G1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17:00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G1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18:00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G13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9">19:00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G14" office:value-type="string">
            <text:p text:style-name="P12"/>
          </table:table-cell>
        </table:table-row>
      </table:table>
      <text:p text:style-name="P7"/>
      <text:p text:style-name="P7"/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9">Amphi C</text:p>
          </table:table-cell>
          <table:table-cell table:style-name="Table3.A1" office:value-type="string">
            <text:p text:style-name="P9">Lundi</text:p>
          </table:table-cell>
          <table:table-cell table:style-name="Table3.A1" office:value-type="string">
            <text:p text:style-name="P9">Mardi</text:p>
          </table:table-cell>
          <table:table-cell table:style-name="Table3.A1" office:value-type="string">
            <text:p text:style-name="P9">Mercredi</text:p>
          </table:table-cell>
          <table:table-cell table:style-name="Table3.A1" office:value-type="string">
            <text:p text:style-name="P9">Jeudi</text:p>
          </table:table-cell>
          <table:table-cell table:style-name="Table3.A1" office:value-type="string">
            <text:p text:style-name="P9">Vendredi</text:p>
          </table:table-cell>
          <table:table-cell table:style-name="Table3.G1" office:value-type="string">
            <text:p text:style-name="P9">Samedi</text:p>
          </table:table-cell>
        </table:table-row>
        <table:table-row>
          <table:table-cell table:style-name="Table3.A2" office:value-type="string">
            <text:p text:style-name="P9">7:00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1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8:00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1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9:00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1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10:00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1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11:00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1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12:00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1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13:00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1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14:00</text:p>
          </table:table-cell>
          <table:table-cell table:style-name="Table3.B9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9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9" office:value-type="string">
            <text:p text:style-name="P12"/>
          </table:table-cell>
          <table:table-cell table:style-name="Table3.G1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15:00</text:p>
          </table:table-cell>
          <table:table-cell table:style-name="Table3.B9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9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9" office:value-type="string">
            <text:p text:style-name="P12"/>
          </table:table-cell>
          <table:table-cell table:style-name="Table3.G1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16:00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1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17:00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1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18:00</text:p>
          </table:table-cell>
          <table:table-cell table:style-name="Table3.B13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13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13" office:value-type="string">
            <text:p text:style-name="P12"/>
          </table:table-cell>
          <table:table-cell table:style-name="Table3.G13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">19:00</text:p>
          </table:table-cell>
          <table:table-cell table:style-name="Table3.B13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13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13" office:value-type="string">
            <text:p text:style-name="P12"/>
          </table:table-cell>
          <table:table-cell table:style-name="Table3.G14" office:value-type="string">
            <text:p text:style-name="P12"/>
          </table:table-cell>
        </table:table-row>
      </table:table>
      <text:p text:style-name="P7">Master 1 d'informatique : </text:p>
      <text:p text:style-name="P7">- Graf : 2h</text:p>
      <text:p text:style-name="P7">- GL : 1h30</text:p>
      <text:p text:style-name="P7">- Comp : 3h</text:p>
      <text:p text:style-name="P7">- Samp : 4h</text:p>
      <text:p text:style-name="P7">- Reso : 1h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um SPASESKI</meta:initial-creator>
    <meta:creation-date>2015-10-13T16:31:02.273132511</meta:creation-date>
    <dc:date>2015-10-13T17:31:01.839683331</dc:date>
    <dc:creator>Naum SPASESKI</dc:creator>
    <meta:editing-duration>PT16S</meta:editing-duration>
    <meta:editing-cycles>1</meta:editing-cycles>
    <meta:document-statistic meta:table-count="3" meta:image-count="0" meta:object-count="0" meta:page-count="3" meta:paragraph-count="88" meta:word-count="168" meta:character-count="1339" meta:non-whitespace-character-count="1247"/>
    <meta:generator>LibreOffice/4.4.5.2$Linux_X86_64 LibreOffice_project/40$Build-2</meta:generator>
  </office:meta>
</office:document-meta>
</file>